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52.63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4_TT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1" office:value-type="string" calcext:value-type="string">
            <text:p>OC_FARNEL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 S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/>
          <table:table-cell table:formula="of:=0.05/1.19" office:value-type="currency" office:currency="EUR" office:value="0.0420168067226891" calcext:value-type="currency">
            <text:p>0,04 €</text:p>
          </table:table-cell>
          <table:table-cell table:formula="of:=[.I2]*[.A2]" office:value-type="currency" office:currency="EUR" office:value="0.0840336134453782" calcext:value-type="currency">
            <text:p>0,0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10W</text:p>
          </table:table-cell>
          <table:table-cell office:value-type="string" calcext:value-type="string">
            <text:p>AKL182-1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10</text:p>
          </table:table-cell>
          <table:table-cell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I3]*[.A3]" office:value-type="currency" office:currency="EUR" office:value="0.831932773109244" calcext:value-type="currency">
            <text:p>0,8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SLAVE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I4]*[.A4]" office:value-type="currency" office:currency="EUR" office:value="0.151260504201681" calcext:value-type="currency">
            <text:p>0,1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-25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1</text:p>
          </table:table-cell>
          <table:table-cell table:number-columns-repeated="2"/>
          <table:table-cell table:style-name="ce2" office:value-type="float" office:value="1605553" calcext:value-type="float">
            <text:p>1605553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I5]*[.A5]" office:value-type="currency" office:currency="EUR" office:value="0.32" calcext:value-type="currency">
            <text:p>0,3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 office:value-type="string" calcext:value-type="string">
            <text:p>MA04-2W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I6]*[.A6]" office:value-type="currency" office:currency="EUR" office:value="0.151260504201681" calcext:value-type="currency">
            <text:p>0,1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10</text:p>
          </table:table-cell>
          <table:table-cell/>
          <table:table-cell table:formula="of:=1.99/1.19" office:value-type="currency" office:currency="EUR" office:value="1.67226890756303" calcext:value-type="currency">
            <text:p>1,67 €</text:p>
          </table:table-cell>
          <table:table-cell table:formula="of:=[.I7]*[.A7]" office:value-type="currency" office:currency="EUR" office:value="1.67226890756303" calcext:value-type="currency">
            <text:p>1,67 €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2T19:58:25.122000000</dc:date>
    <meta:editing-duration>PT9M56S</meta:editing-duration>
    <meta:editing-cycles>2</meta:editing-cycles>
    <meta:generator>LibreOffice/5.3.6.1$Windows_x86 LibreOffice_project/686f202eff87ef707079aeb7f485847613344eb7</meta:generator>
    <meta:document-statistic meta:table-count="1" meta:cell-count="58" meta:object-count="0"/>
  </office:meta>
</office:document-meta>
</file>